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10" table:number-rows-repeated="1048456">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6">00/00/0000</text:date>, <text:time style:data-style-name="N2" text:time-value="20:13:38.71611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06T20:14:42.781618000</dc:date>
    <meta:editing-duration>P2DT8H49M3S</meta:editing-duration>
    <meta:editing-cycles>146</meta:editing-cycles>
    <meta:generator>LibreOffice/5.0.4.2$MacOSX_X86_64 LibreOffice_project/2b9802c1994aa0b7dc6079e128979269cf95bc78</meta:generator>
    <meta:document-statistic meta:table-count="1" meta:cell-count="559" meta:object-count="0"/>
  </office:meta>
</office:document-meta>
</file>